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8535in" table:align="left"/>
    </style:style>
    <style:style style:name="Table1.A" style:family="table-column">
      <style:table-column-properties style:column-width="1.4819in"/>
    </style:style>
    <style:style style:name="Table1.B" style:family="table-column">
      <style:table-column-properties style:column-width="1.371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5.8264in" table:align="left"/>
    </style:style>
    <style:style style:name="Table2.A" style:family="table-column">
      <style:table-column-properties style:column-width="0.7569in"/>
    </style:style>
    <style:style style:name="Table2.B" style:family="table-column">
      <style:table-column-properties style:column-width="5.0694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95in" table:align="left"/>
    </style:style>
    <style:style style:name="Table3.A" style:family="table-column">
      <style:table-column-properties style:column-width="0.8028in"/>
    </style:style>
    <style:style style:name="Table3.B" style:family="table-column">
      <style:table-column-properties style:column-width="5.0965in"/>
    </style:style>
    <style:style style:name="Table3.C" style:family="table-column">
      <style:table-column-properties style:column-width="1.050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0965in" table:align="left"/>
    </style:style>
    <style:style style:name="Table4.A" style:family="table-column">
      <style:table-column-properties style:column-width="1.5736in"/>
    </style:style>
    <style:style style:name="Table4.B" style:family="table-column">
      <style:table-column-properties style:column-width="1.9493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5.0319in" table:align="left"/>
    </style:style>
    <style:style style:name="Table5.A" style:family="table-column">
      <style:table-column-properties style:column-width="0.6465in"/>
    </style:style>
    <style:style style:name="Table5.B" style:family="table-column">
      <style:table-column-properties style:column-width="3.9861in"/>
    </style:style>
    <style:style style:name="Table5.C" style:family="table-column">
      <style:table-column-properties style:column-width="0.3993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5.3521in" table:align="left"/>
    </style:style>
    <style:style style:name="Table6.A" style:family="table-column">
      <style:table-column-properties style:column-width="0.775in"/>
    </style:style>
    <style:style style:name="Table6.B" style:family="table-column">
      <style:table-column-properties style:column-width="2.3625in"/>
    </style:style>
    <style:style style:name="Table6.C" style:family="table-column">
      <style:table-column-properties style:column-width="2.2146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5.8757in" table:align="left"/>
    </style:style>
    <style:style style:name="Table7.A" style:family="table-column">
      <style:table-column-properties style:column-width="0.8667in"/>
    </style:style>
    <style:style style:name="Table7.B" style:family="table-column">
      <style:table-column-properties style:column-width="3.9583in"/>
    </style:style>
    <style:style style:name="Table7.C" style:family="table-column">
      <style:table-column-properties style:column-width="1.0507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6.3028in" table:align="left"/>
    </style:style>
    <style:style style:name="Table8.A" style:family="table-column">
      <style:table-column-properties style:column-width="0.9222in"/>
    </style:style>
    <style:style style:name="Table8.B" style:family="table-column">
      <style:table-column-properties style:column-width="5.3806in"/>
    </style:style>
    <style:style style:name="Table8.A1" style:family="table-cell">
      <style:table-cell-properties style:vertical-align="middl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4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5" style:family="paragraph" style:parent-style-name="Text_20_body.noindent" style:master-page-name="HTML">
      <style:paragraph-properties fo:margin-top="0in" fo:margin-bottom="0in" style:page-number="auto"/>
    </style:style>
    <style:style style:name="P6" style:family="paragraph" style:parent-style-name="Table_20_Contents.noindent">
      <style:text-properties fo:font-size="2pt" style:font-size-asian="2pt" style:font-size-complex="2pt"/>
    </style:style>
    <style:style style:name="P7" style:family="paragraph" style:parent-style-name="Table_20_Contents.noindent">
      <style:paragraph-properties fo:text-align="start" style:justify-single-word="false"/>
    </style:style>
    <style:style style:name="P8" style:family="paragraph" style:parent-style-name="Table_20_Contents.noindent">
      <style:paragraph-properties fo:text-align="start" style:justify-single-word="false"/>
      <style:text-properties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office:annotation><dc:date>2011-08-06T10:16:53</dc:date><text:p>html</text:p></office:annotation><office:annotation><dc:date>2011-08-06T10:16:53</dc:date><text:p>&lt;!--l. 12--&gt;</text:p></office:annotation><office:annotation><dc:date>2011-08-06T10:16:53</dc:date><text:p>&lt;!--l. 13--&gt;</text:p></office:annotation>                         <text:span text:style-name="T1">Byron Heads</text:span><text:bookmark text:name="TBL-1"/><text:bookmark text:name="TBL-1-1g"/><text:bookmark text:name="TBL-1-1"/><text:bookmark text:name="TBL-1-2"/><text:bookmark text:name="TBL-1-1-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bookmark text:name="TBL-1-1-1"/><office:annotation><dc:date>2011-08-06T10:16:53</dc:date><text:p>&lt;!--l. 17--&gt;</text:p></office:annotation><text:bookmark text:name="TBL-1-2-"/><text:bookmark text:name="TBL-1-2-1"/><office:annotation><dc:date>2011-08-06T10:16:53</dc:date><text:p>&lt;!--l. 17--&gt;</text:p></office:annotation></text:p>
          </table:table-cell>
          <table:table-cell office:value-type="string">
            <text:p text:style-name="P2"/>
          </table:table-cell>
        </table:table-row>
        <table:table-row>
          <table:table-cell table:style-name="Table1.A1" office:value-type="string">
            <text:p text:style-name="P7">802 Lowell St. Apt 2 <text:bookmark text:name="TBL-1-2-2"/></text:p>
          </table:table-cell>
          <table:table-cell table:style-name="Table1.A1" office:value-type="string">
            <text:p text:style-name="P1">517.376.0806<office:annotation><dc:date>2011-08-06T10:16:53</dc:date><text:p>&lt;!--l. 18--&gt;</text:p></office:annotation> <text:bookmark text:name="TBL-1-3-"/><text:bookmark text:name="TBL-1-3-1"/></text:p>
          </table:table-cell>
        </table:table-row>
        <table:table-row>
          <table:table-cell table:style-name="Table1.A1" office:value-type="string">
            <text:p text:style-name="P7">Ypsilanti MI, 48197 <text:bookmark text:name="TBL-1-3-2"/></text:p>
          </table:table-cell>
          <table:table-cell table:style-name="Table1.A1" office:value-type="string">
            <text:p text:style-name="P1">bheads@emich.edu <text:bookmark text:name="TBL-1-4-"/><text:bookmark text:name="TBL-1-4-1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P4"><text:bookmark text:name="TBL-2"/><text:bookmark text:name="TBL-2-1g"/><text:bookmark text:name="TBL-2-1"/><text:bookmark text:name="TBL-2-2"/><text:bookmark text:name="TBL-2-1-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bookmark text:name="TBL-2-1-1"/><text:span text:style-name="T1"><office:annotation><dc:date>2011-08-06T10:16:53</dc:date><text:p>&lt;!--l. 23--&gt;</text:p></office:annotation></text:span><text:span text:style-name="T1">Objective</text:span> <text:bookmark text:name="TBL-2-1-2"/></text:p>
          </table:table-cell>
          <table:table-cell table:style-name="Table2.A1" office:value-type="string">
            <text:p text:style-name="P1">A computer science masters student with experience in game development<office:annotation><dc:date>2011-08-06T10:16:53</dc:date><text:p>&lt;!--l. 24--&gt;</text:p></office:annotation> <text:bookmark text:name="TBL-2-2-"/><text:bookmark text:name="TBL-2-2-1"/></text:p>
          </table:table-cell>
        </table:table-row>
        <table:table-row>
          <table:table-cell table:style-name="Table2.A1" office:value-type="string">
            <text:p text:style-name="P7">  <text:bookmark text:name="TBL-2-2-2"/></text:p>
          </table:table-cell>
          <table:table-cell table:style-name="Table2.A1" office:value-type="string">
            <text:p text:style-name="P1">seeking a career in a professional game studio.<office:annotation><dc:date>2011-08-06T10:16:53</dc:date><text:p>&lt;!--l. 26--&gt;</text:p></office:annotation> <text:bookmark text:name="TBL-2-3-"/><text:bookmark text:name="TBL-2-3-1"/></text:p>
          </table:table-cell>
        </table:table-row>
        <table:table-row>
          <table:table-cell table:style-name="Table2.A1" office:value-type="string">
            <text:p text:style-name="P6"><text:bookmark text:name="TBL-2-4-"/><text:bookmark text:name="TBL-2-4-1"/></text:p>
          </table:table-cell>
          <table:table-cell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P4"><text:bookmark text:name="TBL-3"/><text:bookmark text:name="TBL-3-1g"/><text:bookmark text:name="TBL-3-1"/><text:bookmark text:name="TBL-3-2"/><text:bookmark text:name="TBL-3-3"/><text:bookmark text:name="TBL-3-1-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bookmark text:name="TBL-3-1-1"/><text:span text:style-name="T1"><office:annotation><dc:date>2011-08-06T10:16:53</dc:date><text:p>&lt;!--l. 29--&gt;</text:p></office:annotation></text:span><text:span text:style-name="T1">Education</text:span><text:span text:style-name="T1"><office:annotation><dc:date>2011-08-06T10:16:53</dc:date><text:p>&lt;!--l. 30--&gt;</text:p></office:annotation></text:span> <text:bookmark text:name="TBL-3-1-2"/></text:p>
          </table:table-cell>
          <table:table-cell table:style-name="Table3.A1" office:value-type="string">
            <text:p text:style-name="P7"><text:span text:style-name="T1">Eastern Michigan University</text:span> <text:bookmark text:name="TBL-3-1-3"/></text:p>
          </table:table-cell>
          <table:table-cell table:style-name="Table3.A1" office:value-type="string">
            <text:p text:style-name="P1">2006 - Current<office:annotation><dc:date>2011-08-06T10:16:53</dc:date><text:p>&lt;!--l. 31--&gt;</text:p></office:annotation> <text:bookmark text:name="TBL-3-2-"/><text:bookmark text:name="TBL-3-2-1"/></text:p>
          </table:table-cell>
        </table:table-row>
        <table:table-row>
          <table:table-cell table:style-name="Table3.A1" office:value-type="string">
            <text:p text:style-name="P7"> <office:annotation><dc:date>2011-08-06T10:16:53</dc:date><text:p>&lt;!--l. 31--&gt;</text:p></office:annotation> <text:bookmark text:name="TBL-3-2-2"/></text:p>
          </table:table-cell>
          <table:table-cell table:style-name="Table3.A1" office:value-type="string">
            <text:p text:style-name="P7">Master of Computer Science <text:bookmark text:name="TBL-3-2-3"/></text:p>
          </table:table-cell>
          <table:table-cell table:style-name="Table3.A1" office:value-type="string">
            <text:p text:style-name="P1">2012<office:annotation><dc:date>2011-08-06T10:16:53</dc:date><text:p>&lt;!--l. 32--&gt;</text:p></office:annotation> <text:bookmark text:name="TBL-3-3-"/><text:bookmark text:name="TBL-3-3-1"/></text:p>
          </table:table-cell>
        </table:table-row>
        <table:table-row>
          <table:table-cell table:style-name="Table3.A1" office:value-type="string">
            <text:p text:style-name="P7"> <office:annotation><dc:date>2011-08-06T10:16:53</dc:date><text:p>&lt;!--l. 32--&gt;</text:p></office:annotation> <text:bookmark text:name="TBL-3-3-2"/></text:p>
          </table:table-cell>
          <table:table-cell table:style-name="Table3.A1" office:value-type="string">
            <text:p text:style-name="P7">Bachelor of Computer Science <text:bookmark text:name="TBL-3-3-3"/></text:p>
          </table:table-cell>
          <table:table-cell table:style-name="Table3.A1" office:value-type="string">
            <text:p text:style-name="P1">2009<office:annotation><dc:date>2011-08-06T10:16:53</dc:date><text:p>&lt;!--l. 34--&gt;</text:p></office:annotation> <text:bookmark text:name="TBL-3-4-"/><text:bookmark text:name="TBL-3-4-1"/></text:p>
          </table:table-cell>
        </table:table-row>
        <table:table-row>
          <table:table-cell table:style-name="Table3.A1" office:value-type="string">
            <text:p text:style-name="P6"><text:bookmark text:name="TBL-3-5-"/><text:bookmark text:name="TBL-3-5-1"/><office:annotation><dc:date>2011-08-06T10:16:53</dc:date><text:p>&lt;!--l. 34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3.A1" office:value-type="string">
            <text:p text:style-name="P7"> <text:bookmark text:name="TBL-3-5-2"/><office:annotation><dc:date>2011-08-06T10:16:53</dc:date><text:p>&lt;!--l. 34--&gt;</text:p></office:annotation></text:p>
          </table:table-cell>
          <table:table-cell table:style-name="Table3.A1" office:value-type="string">
            <text:p text:style-name="P7"><text:span text:style-name="T1">Lake Superior State University</text:span> <text:bookmark text:name="TBL-3-5-3"/></text:p>
          </table:table-cell>
          <table:table-cell table:style-name="Table3.A1" office:value-type="string">
            <text:p text:style-name="P1">2005 - 2006<office:annotation><dc:date>2011-08-06T10:16:53</dc:date><text:p>&lt;!--l. 35--&gt;</text:p></office:annotation> <text:bookmark text:name="TBL-3-6-"/><text:bookmark text:name="TBL-3-6-1"/></text:p>
          </table:table-cell>
        </table:table-row>
        <table:table-row>
          <table:table-cell table:style-name="Table3.A1" office:value-type="string">
            <text:p text:style-name="P7"> <office:annotation><dc:date>2011-08-06T10:16:53</dc:date><text:p>&lt;!--l. 35--&gt;</text:p></office:annotation> <text:bookmark text:name="TBL-3-6-2"/></text:p>
          </table:table-cell>
          <table:table-cell table:style-name="Table3.A1" office:value-type="string">
            <text:p text:style-name="P7">Studies in Computer Science and Engineering <text:bookmark text:name="TBL-3-6-3"/></text:p>
          </table:table-cell>
          <table:table-cell table:style-name="Table3.A1" office:value-type="string">
            <text:p text:style-name="P1"> <office:annotation><dc:date>2011-08-06T10:16:53</dc:date><text:p>&lt;!--l. 37--&gt;</text:p></office:annotation> <text:bookmark text:name="TBL-3-7-"/><text:bookmark text:name="TBL-3-7-1"/></text:p>
          </table:table-cell>
        </table:table-row>
        <table:table-row>
          <table:table-cell table:style-name="Table3.A1" office:value-type="string">
            <text:p text:style-name="P6"><text:bookmark text:name="TBL-3-8-"/><text:bookmark text:name="TBL-3-8-1"/><office:annotation><dc:date>2011-08-06T10:16:53</dc:date><text:p>&lt;!--l. 37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3.A1" office:value-type="string">
            <text:p text:style-name="P7"> <text:bookmark text:name="TBL-3-8-2"/><office:annotation><dc:date>2011-08-06T10:16:53</dc:date><text:p>&lt;!--l. 37--&gt;</text:p></office:annotation></text:p>
          </table:table-cell>
          <table:table-cell table:style-name="Table3.A1" office:value-type="string">
            <text:p text:style-name="P7"><text:span text:style-name="T1">Washtenaw Community College</text:span> <text:bookmark text:name="TBL-3-8-3"/></text:p>
          </table:table-cell>
          <table:table-cell table:style-name="Table3.A1" office:value-type="string">
            <text:p text:style-name="P1">2003 - 2004<office:annotation><dc:date>2011-08-06T10:16:53</dc:date><text:p>&lt;!--l. 38--&gt;</text:p></office:annotation> <text:bookmark text:name="TBL-3-9-"/><text:bookmark text:name="TBL-3-9-1"/></text:p>
          </table:table-cell>
        </table:table-row>
        <table:table-row>
          <table:table-cell table:style-name="Table3.A1" office:value-type="string">
            <text:p text:style-name="P7"> <office:annotation><dc:date>2011-08-06T10:16:53</dc:date><text:p>&lt;!--l. 38--&gt;</text:p></office:annotation> <text:bookmark text:name="TBL-3-9-2"/></text:p>
          </table:table-cell>
          <table:table-cell table:style-name="Table3.A1" office:value-type="string">
            <text:p text:style-name="P7">Studies in Robotics and Computer Science <text:bookmark text:name="TBL-3-9-3"/></text:p>
          </table:table-cell>
          <table:table-cell table:style-name="Table3.A1" office:value-type="string">
            <text:p text:style-name="P1"> <office:annotation><dc:date>2011-08-06T10:16:53</dc:date><text:p>&lt;!--l. 40--&gt;</text:p></office:annotation> <text:bookmark text:name="TBL-3-10-"/><text:bookmark text:name="TBL-3-10-1"/></text:p>
          </table:table-cell>
        </table:table-row>
        <table:table-row>
          <table:table-cell table:style-name="Table3.A1" office:value-type="string">
            <text:p text:style-name="P6"><text:bookmark text:name="TBL-3-11-"/><text:bookmark text:name="TBL-3-11-1"/><office:annotation><dc:date>2011-08-06T10:16:53</dc:date><text:p>&lt;!--l. 40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3.A1" office:value-type="string">
            <text:p text:style-name="P7">  <text:bookmark text:name="TBL-3-11-2"/></text:p>
          </table:table-cell>
          <table:table-cell table:style-name="Table3.A1" office:value-type="string">
            <text:p text:style-name="P4"><text:bookmark text:name="TBL-4"/><text:bookmark text:name="TBL-4-1g"/><text:bookmark text:name="TBL-4-1"/><text:bookmark text:name="TBL-4-2"/><text:bookmark text:name="TBL-4-3"/><text:bookmark text:name="TBL-4-1-"/></text:p>
            <table:table table:name="Table4" table:style-name="Table4">
              <table:table-column table:style-name="Table4.A"/>
              <table:table-column table:style-name="Table4.B"/>
              <table:table-column table:style-name="Table4.A"/>
              <table:table-row>
                <table:table-cell table:style-name="Table4.A1" office:value-type="string">
                  <text:p text:style-name="P1"><text:bookmark text:name="TBL-4-1-1"/>Courses Included: <text:bookmark text:name="TBL-4-1-2"/></text:p>
                </table:table-cell>
                <table:table-cell table:style-name="Table4.A1" office:value-type="string">
                  <text:p text:style-name="P1">  <text:bookmark text:name="TBL-4-1-3"/></text:p>
                </table:table-cell>
                <table:table-cell table:style-name="Table4.A1" office:value-type="string">
                  <text:p text:style-name="P1">  <text:bookmark text:name="TBL-4-2-"/><text:bookmark text:name="TBL-4-2-1"/></text:p>
                </table:table-cell>
              </table:table-row>
              <table:table-row>
                <table:table-cell table:style-name="Table4.A1" office:value-type="string">
                  <text:p text:style-name="P1">∙ Software Engineering<text:bookmark text:name="TBL-4-2-2"/></text:p>
                </table:table-cell>
                <table:table-cell table:style-name="Table4.A1" office:value-type="string">
                  <text:p text:style-name="P1">∙ Human Computer Interface<text:bookmark text:name="TBL-4-2-3"/></text:p>
                </table:table-cell>
                <table:table-cell table:style-name="Table4.A1" office:value-type="string">
                  <text:p text:style-name="P1">∙ Game Programming<text:bookmark text:name="TBL-4-3-"/><text:bookmark text:name="TBL-4-3-1"/></text:p>
                </table:table-cell>
              </table:table-row>
              <table:table-row>
                <table:table-cell table:style-name="Table4.A1" office:value-type="string">
                  <text:p text:style-name="P1">∙ Computer Graphics <text:bookmark text:name="TBL-4-3-2"/></text:p>
                </table:table-cell>
                <table:table-cell table:style-name="Table4.A1" office:value-type="string">
                  <text:p text:style-name="P1">∙ Data Structures <text:bookmark text:name="TBL-4-3-3"/></text:p>
                </table:table-cell>
                <table:table-cell table:style-name="Table4.A1" office:value-type="string">
                  <text:p text:style-name="P1">∙ Algorithms <text:bookmark text:name="TBL-4-4-"/><text:bookmark text:name="TBL-4-4-1"/></text:p>
                </table:table-cell>
              </table:table-row>
              <table:table-row>
                <table:table-cell table:style-name="Table4.A1" office:value-type="string">
                  <text:p text:style-name="P1">∙ Artificial Intelligence<text:bookmark text:name="TBL-4-4-2"/></text:p>
                </table:table-cell>
                <table:table-cell table:style-name="Table4.A1" office:value-type="string">
                  <text:p text:style-name="P1">∙ Real Time Processing <text:bookmark text:name="TBL-4-4-3"/></text:p>
                </table:table-cell>
                <table:table-cell table:style-name="Table4.A1" office:value-type="string">
                  <text:p text:style-name="P1">∙ Calculus 1, 2, &amp; 3 <text:bookmark text:name="TBL-4-5-"/><text:bookmark text:name="TBL-4-5-1"/></text:p>
                </table:table-cell>
              </table:table-row>
              <table:table-row>
                <table:table-cell table:style-name="Table4.A1" office:value-type="string">
                  <text:p text:style-name="P1">∙ Linear Algebra <text:bookmark text:name="TBL-4-5-2"/></text:p>
                </table:table-cell>
                <table:table-cell table:style-name="Table4.A1" office:value-type="string">
                  <text:p text:style-name="P1">∙ Mathematical Modeling <text:bookmark text:name="TBL-4-5-3"/></text:p>
                </table:table-cell>
                <table:table-cell table:style-name="Table4.A1" office:value-type="string">
                  <text:p text:style-name="P1">∙ Software Engineering<text:bookmark text:name="TBL-4-6-"/><text:bookmark text:name="TBL-4-6-1"/></text:p>
                </table:table-cell>
              </table:table-row>
              <table:table-row>
                <table:table-cell table:style-name="Table4.A1" office:value-type="string">
                  <text:p text:style-name="P3"/>
                </table:table-cell>
                <table:table-cell table:number-columns-spanned="2" office:value-type="string">
                  <text:p text:style-name="P3"><text:bookmark text:name="TBL-3-11-3"/></text:p>
                </table:table-cell>
                <table:covered-table-cell/>
              </table:table-row>
            </table:table>
          </table:table-cell>
          <table:table-cell table:style-name="Table3.A1" office:value-type="string">
            <text:p text:style-name="P1"> <office:annotation><dc:date>2011-08-06T10:16:53</dc:date><text:p>&lt;!--l. 48--&gt;</text:p></office:annotation> <text:bookmark text:name="TBL-3-12-"/><text:bookmark text:name="TBL-3-12-1"/></text:p>
          </table:table-cell>
        </table:table-row>
        <table:table-row>
          <table:table-cell table:style-name="Table3.A1" office:value-type="string">
            <text:p text:style-name="P6"><text:bookmark text:name="TBL-3-13-"/><text:bookmark text:name="TBL-3-13-1"/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3.A1" office:value-type="string">
            <text:p text:style-name="P2"/>
          </table:table-cell>
          <table:table-cell table:number-columns-spanned="2" office:value-type="string">
            <text:p text:style-name="P2"/>
          </table:table-cell>
          <table:covered-table-cell/>
        </table:table-row>
      </table:table>
      <text:p text:style-name="P4"><text:bookmark text:name="TBL-5"/><text:bookmark text:name="TBL-5-1g"/><text:bookmark text:name="TBL-5-1"/><text:bookmark text:name="TBL-5-2"/><text:bookmark text:name="TBL-5-3"/><text:bookmark text:name="TBL-5-1-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<text:bookmark text:name="TBL-5-1-1"/><text:span text:style-name="T1"><office:annotation><dc:date>2011-08-06T10:16:53</dc:date><text:p>&lt;!--l. 51--&gt;</text:p></office:annotation></text:span><text:span text:style-name="T1">Projects</text:span><text:span text:style-name="T1"><office:annotation><dc:date>2011-08-06T10:16:53</dc:date><text:p>&lt;!--l. 51--&gt;</text:p></office:annotation></text:span> <text:bookmark text:name="TBL-5-1-2"/></text:p>
          </table:table-cell>
          <table:table-cell table:style-name="Table5.A1" office:value-type="string">
            <text:p text:style-name="P7"><text:span text:style-name="T1">Office Zombie</text:span> <text:bookmark text:name="TBL-5-1-3"/></text:p>
          </table:table-cell>
          <table:table-cell table:style-name="Table5.A1" office:value-type="string">
            <text:p text:style-name="P1">2011<office:annotation><dc:date>2011-08-06T10:16:53</dc:date><text:p>&lt;!--l. 52--&gt;</text:p></office:annotation> <text:bookmark text:name="TBL-5-2-"/><text:bookmark text:name="TBL-5-2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52--&gt;</text:p></office:annotation> <text:bookmark text:name="TBL-5-2-2"/></text:p>
          </table:table-cell>
          <table:table-cell table:style-name="Table5.A1" office:value-type="string">
            <text:p text:style-name="P7">2D Isometric, Puzzle Game. <text:bookmark text:name="TBL-5-2-3"/></text:p>
          </table:table-cell>
          <table:table-cell table:style-name="Table5.A1" office:value-type="string">
            <text:p text:style-name="P1"> <office:annotation><dc:date>2011-08-06T10:16:53</dc:date><text:p>&lt;!--l. 53--&gt;</text:p></office:annotation> <text:bookmark text:name="TBL-5-3-"/><text:bookmark text:name="TBL-5-3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53--&gt;</text:p></office:annotation> <text:bookmark text:name="TBL-5-3-2"/></text:p>
          </table:table-cell>
          <table:table-cell table:style-name="Table5.A1" office:value-type="string">
            <text:p text:style-name="P7">Written in C++ using SFML. Windows, OS X, and Linux. <text:bookmark text:name="TBL-5-3-3"/></text:p>
          </table:table-cell>
          <table:table-cell table:style-name="Table5.A1" office:value-type="string">
            <text:p text:style-name="P1"> <office:annotation><dc:date>2011-08-06T10:16:53</dc:date><text:p>&lt;!--l. 54--&gt;</text:p></office:annotation> <text:bookmark text:name="TBL-5-4-"/><text:bookmark text:name="TBL-5-4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54--&gt;</text:p></office:annotation> <text:bookmark text:name="TBL-5-4-2"/></text:p>
          </table:table-cell>
          <table:table-cell table:style-name="Table5.A1" office:value-type="string">
            <text:p text:style-name="P7">Project leader of three person team. <text:bookmark text:name="TBL-5-4-3"/></text:p>
          </table:table-cell>
          <table:table-cell table:style-name="Table5.A1" office:value-type="string">
            <text:p text:style-name="P1"> <office:annotation><dc:date>2011-08-06T10:16:53</dc:date><text:p>&lt;!--l. 56--&gt;</text:p></office:annotation> <text:bookmark text:name="TBL-5-5-"/><text:bookmark text:name="TBL-5-5-1"/><text:soft-page-break/></text:p>
          </table:table-cell>
        </table:table-row>
        <table:table-row>
          <table:table-cell table:style-name="Table5.A1" office:value-type="string">
            <text:p text:style-name="P6"><text:bookmark text:name="TBL-5-6-"/><text:bookmark text:name="TBL-5-6-1"/><office:annotation><dc:date>2011-08-06T10:16:53</dc:date><text:p>&lt;!--l. 56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5.A1" office:value-type="string">
            <text:p text:style-name="P7"> <text:bookmark text:name="TBL-5-6-2"/><office:annotation><dc:date>2011-08-06T10:16:53</dc:date><text:p>&lt;!--l. 56--&gt;</text:p></office:annotation></text:p>
          </table:table-cell>
          <table:table-cell table:style-name="Table5.A1" office:value-type="string">
            <text:p text:style-name="P7"><text:span text:style-name="T1">Target Phonics: Flash Cards</text:span> <text:bookmark text:name="TBL-5-6-3"/></text:p>
          </table:table-cell>
          <table:table-cell table:style-name="Table5.A1" office:value-type="string">
            <text:p text:style-name="P1">2010<office:annotation><dc:date>2011-08-06T10:16:53</dc:date><text:p>&lt;!--l. 57--&gt;</text:p></office:annotation> <text:bookmark text:name="TBL-5-7-"/><text:bookmark text:name="TBL-5-7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57--&gt;</text:p></office:annotation> <text:bookmark text:name="TBL-5-7-2"/></text:p>
          </table:table-cell>
          <table:table-cell table:style-name="Table5.A1" office:value-type="string">
            <text:p text:style-name="P7">2D Children’s flash card game <text:bookmark text:name="TBL-5-7-3"/></text:p>
          </table:table-cell>
          <table:table-cell table:style-name="Table5.A1" office:value-type="string">
            <text:p text:style-name="P1"> <office:annotation><dc:date>2011-08-06T10:16:53</dc:date><text:p>&lt;!--l. 58--&gt;</text:p></office:annotation> <text:bookmark text:name="TBL-5-8-"/><text:bookmark text:name="TBL-5-8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58--&gt;</text:p></office:annotation> <text:bookmark text:name="TBL-5-8-2"/></text:p>
          </table:table-cell>
          <table:table-cell table:style-name="Table5.A1" office:value-type="string">
            <text:p text:style-name="P7">Written in C++ using SDL and OpenGL. Windows, OS X. <text:bookmark text:name="TBL-5-8-3"/></text:p>
          </table:table-cell>
          <table:table-cell table:style-name="Table5.A1" office:value-type="string">
            <text:p text:style-name="P1"> <office:annotation><dc:date>2011-08-06T10:16:53</dc:date><text:p>&lt;!--l. 59--&gt;</text:p></office:annotation> <text:bookmark text:name="TBL-5-9-"/><text:bookmark text:name="TBL-5-9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61--&gt;</text:p></office:annotation> <text:bookmark text:name="TBL-5-9-2"/></text:p>
          </table:table-cell>
          <table:table-cell table:style-name="Table5.A1" office:value-type="string">
            <text:p text:style-name="P6"><text:bookmark text:name="TBL-5-10-"/><text:bookmark text:name="TBL-5-10-1"/><office:annotation><dc:date>2011-08-06T10:16:53</dc:date><text:p>&lt;!--l. 61--&gt;</text:p></office:annotation></text:p>
          </table:table-cell>
          <table:table-cell office:value-type="string">
            <text:p text:style-name="P2"/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61--&gt;</text:p></office:annotation> <text:bookmark text:name="TBL-5-10-2"/></text:p>
          </table:table-cell>
          <table:table-cell table:style-name="Table5.A1" office:value-type="string">
            <text:p text:style-name="P8">Ninja Vs. Pirate Zombie Fish<text:bookmark text:name="TBL-5-10-3"/></text:p>
          </table:table-cell>
          <table:table-cell table:style-name="Table5.A1" office:value-type="string">
            <text:p text:style-name="P1">2010<office:annotation><dc:date>2011-08-06T10:16:53</dc:date><text:p>&lt;!--l. 62--&gt;</text:p></office:annotation> <text:bookmark text:name="TBL-5-11-"/><text:bookmark text:name="TBL-5-11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62--&gt;</text:p></office:annotation> <text:bookmark text:name="TBL-5-11-2"/></text:p>
          </table:table-cell>
          <table:table-cell table:style-name="Table5.A1" office:value-type="string">
            <text:p text:style-name="P7">2D Side scrolling action game <text:bookmark text:name="TBL-5-11-3"/></text:p>
          </table:table-cell>
          <table:table-cell table:style-name="Table5.A1" office:value-type="string">
            <text:p text:style-name="P1"> <office:annotation><dc:date>2011-08-06T10:16:53</dc:date><text:p>&lt;!--l. 63--&gt;</text:p></office:annotation> <text:bookmark text:name="TBL-5-12-"/><text:bookmark text:name="TBL-5-12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63--&gt;</text:p></office:annotation> <text:bookmark text:name="TBL-5-12-2"/></text:p>
          </table:table-cell>
          <table:table-cell table:style-name="Table5.A1" office:value-type="string">
            <text:p text:style-name="P7">Written in D using SDL. Window and Linux <text:bookmark text:name="TBL-5-12-3"/></text:p>
          </table:table-cell>
          <table:table-cell table:style-name="Table5.A1" office:value-type="string">
            <text:p text:style-name="P1"> <office:annotation><dc:date>2011-08-06T10:16:53</dc:date><text:p>&lt;!--l. 64--&gt;</text:p></office:annotation> <text:bookmark text:name="TBL-5-13-"/><text:bookmark text:name="TBL-5-13-1"/></text:p>
          </table:table-cell>
        </table:table-row>
        <table:table-row>
          <table:table-cell table:style-name="Table5.A1" office:value-type="string">
            <text:p text:style-name="P7"> <office:annotation><dc:date>2011-08-06T10:16:53</dc:date><text:p>&lt;!--l. 64--&gt;</text:p></office:annotation> <text:bookmark text:name="TBL-5-13-2"/></text:p>
          </table:table-cell>
          <table:table-cell table:style-name="Table5.A1" office:value-type="string">
            <text:p text:style-name="P7">Made in 48 hours for a Ludum dare competition <text:bookmark text:name="TBL-5-13-3"/></text:p>
          </table:table-cell>
          <table:table-cell table:style-name="Table5.A1" office:value-type="string">
            <text:p text:style-name="P1"> <office:annotation><dc:date>2011-08-06T10:16:53</dc:date><text:p>&lt;!--l. 66--&gt;</text:p></office:annotation> <text:bookmark text:name="TBL-5-14-"/><text:bookmark text:name="TBL-5-14-1"/></text:p>
          </table:table-cell>
        </table:table-row>
        <table:table-row>
          <table:table-cell table:style-name="Table5.A1" office:value-type="string">
            <text:p text:style-name="P6"><text:bookmark text:name="TBL-5-15-"/><text:bookmark text:name="TBL-5-15-1"/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5.A1" office:value-type="string">
            <text:p text:style-name="P2"/>
          </table:table-cell>
          <table:table-cell table:number-columns-spanned="2" office:value-type="string">
            <text:p text:style-name="P2"/>
          </table:table-cell>
          <table:covered-table-cell/>
        </table:table-row>
      </table:table>
      <text:p text:style-name="P4"><text:bookmark text:name="TBL-6"/><text:bookmark text:name="TBL-6-1g"/><text:bookmark text:name="TBL-6-1"/><text:bookmark text:name="TBL-6-2"/><text:bookmark text:name="TBL-6-3"/><text:bookmark text:name="TBL-6-1-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<text:bookmark text:name="TBL-6-1-1"/><text:span text:style-name="T1"><office:annotation><dc:date>2011-08-06T10:16:53</dc:date><text:p>&lt;!--l. 69--&gt;</text:p></office:annotation></text:span><text:span text:style-name="T1">Summary</text:span><text:span text:style-name="T1"><office:annotation><dc:date>2011-08-06T10:16:53</dc:date><text:p>&lt;!--l. 69--&gt;</text:p></office:annotation></text:span> <text:bookmark text:name="TBL-6-1-2"/></text:p>
          </table:table-cell>
          <table:table-cell table:style-name="Table6.A1" office:value-type="string">
            <text:p text:style-name="P7">∙ C / C++ Programming<office:annotation><dc:date>2011-08-06T10:16:53</dc:date><text:p>&lt;!--l. 69--&gt;</text:p></office:annotation> <text:bookmark text:name="TBL-6-1-3"/></text:p>
          </table:table-cell>
          <table:table-cell table:style-name="Table6.A1" office:value-type="string">
            <text:p text:style-name="P7">∙ Java Programming<office:annotation><dc:date>2011-08-06T10:16:53</dc:date><text:p>&lt;!--l. 70--&gt;</text:p></office:annotation> <text:bookmark text:name="TBL-6-2-"/><text:bookmark text:name="TBL-6-2-1"/></text:p>
          </table:table-cell>
        </table:table-row>
        <table:table-row>
          <table:table-cell table:style-name="Table6.A1" office:value-type="string">
            <text:p text:style-name="P7">  <text:span text:style-name="T1">of Skills</text:span><text:span text:style-name="T1"><office:annotation><dc:date>2011-08-06T10:16:53</dc:date><text:p>&lt;!--l. 70--&gt;</text:p></office:annotation></text:span> <text:bookmark text:name="TBL-6-2-2"/></text:p>
          </table:table-cell>
          <table:table-cell table:style-name="Table6.A1" office:value-type="string">
            <text:p text:style-name="P7">∙ Assembly Programming<office:annotation><dc:date>2011-08-06T10:16:53</dc:date><text:p>&lt;!--l. 70--&gt;</text:p></office:annotation> <text:bookmark text:name="TBL-6-2-3"/></text:p>
          </table:table-cell>
          <table:table-cell table:style-name="Table6.A1" office:value-type="string">
            <text:p text:style-name="P7">∙ D, Perl, and PHP<office:annotation><dc:date>2011-08-06T10:16:53</dc:date><text:p>&lt;!--l. 71--&gt;</text:p></office:annotation> <text:bookmark text:name="TBL-6-3-"/><text:bookmark text:name="TBL-6-3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1--&gt;</text:p></office:annotation> <text:bookmark text:name="TBL-6-3-2"/></text:p>
          </table:table-cell>
          <table:table-cell table:style-name="Table6.A1" office:value-type="string">
            <text:p text:style-name="P7">∙ System Programming<office:annotation><dc:date>2011-08-06T10:16:53</dc:date><text:p>&lt;!--l. 71--&gt;</text:p></office:annotation> <text:bookmark text:name="TBL-6-3-3"/></text:p>
          </table:table-cell>
          <table:table-cell table:style-name="Table6.A1" office:value-type="string">
            <text:p text:style-name="P7">∙ Network Programming<office:annotation><dc:date>2011-08-06T10:16:53</dc:date><text:p>&lt;!--l. 72--&gt;</text:p></office:annotation> <text:bookmark text:name="TBL-6-4-"/><text:bookmark text:name="TBL-6-4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2--&gt;</text:p></office:annotation> <text:bookmark text:name="TBL-6-4-2"/></text:p>
          </table:table-cell>
          <table:table-cell table:style-name="Table6.A1" office:value-type="string">
            <text:p text:style-name="P7">∙ Application Development<office:annotation><dc:date>2011-08-06T10:16:53</dc:date><text:p>&lt;!--l. 73--&gt;</text:p></office:annotation> <text:bookmark text:name="TBL-6-4-3"/></text:p>
          </table:table-cell>
          <table:table-cell table:style-name="Table6.A1" office:value-type="string">
            <text:p text:style-name="P7">∙ Qt, WxWidgets, Java Swing<office:annotation><dc:date>2011-08-06T10:16:53</dc:date><text:p>&lt;!--l. 74--&gt;</text:p></office:annotation> <text:bookmark text:name="TBL-6-5-"/><text:bookmark text:name="TBL-6-5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4--&gt;</text:p></office:annotation> <text:bookmark text:name="TBL-6-5-2"/></text:p>
          </table:table-cell>
          <table:table-cell table:style-name="Table6.A1" office:value-type="string">
            <text:p text:style-name="P7">∙ Windows/XP/Vista/7<office:annotation><dc:date>2011-08-06T10:16:53</dc:date><text:p>&lt;!--l. 74--&gt;</text:p></office:annotation> <text:bookmark text:name="TBL-6-5-3"/></text:p>
          </table:table-cell>
          <table:table-cell table:style-name="Table6.A1" office:value-type="string">
            <text:p text:style-name="P7">   and Windows API<office:annotation><dc:date>2011-08-06T10:16:53</dc:date><text:p>&lt;!--l. 75--&gt;</text:p></office:annotation> <text:bookmark text:name="TBL-6-6-"/><text:bookmark text:name="TBL-6-6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5--&gt;</text:p></office:annotation> <text:bookmark text:name="TBL-6-6-2"/></text:p>
          </table:table-cell>
          <table:table-cell table:style-name="Table6.A1" office:value-type="string">
            <text:p text:style-name="P7">∙ Linux/BSD/Unix<office:annotation><dc:date>2011-08-06T10:16:53</dc:date><text:p>&lt;!--l. 75--&gt;</text:p></office:annotation> <text:bookmark text:name="TBL-6-6-3"/></text:p>
          </table:table-cell>
          <table:table-cell table:style-name="Table6.A1" office:value-type="string">
            <text:p text:style-name="P7">∙ Eclipse Java/C/C++<office:annotation><dc:date>2011-08-06T10:16:53</dc:date><text:p>&lt;!--l. 76--&gt;</text:p></office:annotation> <text:bookmark text:name="TBL-6-7-"/><text:bookmark text:name="TBL-6-7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6--&gt;</text:p></office:annotation> <text:bookmark text:name="TBL-6-7-2"/></text:p>
          </table:table-cell>
          <table:table-cell table:style-name="Table6.A1" office:value-type="string">
            <text:p text:style-name="P7">∙ Visual Studio/.Net<office:annotation><dc:date>2011-08-06T10:16:53</dc:date><text:p>&lt;!--l. 76--&gt;</text:p></office:annotation> <text:bookmark text:name="TBL-6-7-3"/></text:p>
          </table:table-cell>
          <table:table-cell table:style-name="Table6.A1" office:value-type="string">
            <text:p text:style-name="P7">∙ Vim/gcc<office:annotation><dc:date>2011-08-06T10:16:53</dc:date><text:p>&lt;!--l. 77--&gt;</text:p></office:annotation> <text:bookmark text:name="TBL-6-8-"/><text:bookmark text:name="TBL-6-8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7--&gt;</text:p></office:annotation> <text:bookmark text:name="TBL-6-8-2"/></text:p>
          </table:table-cell>
          <table:table-cell table:style-name="Table6.A1" office:value-type="string">
            <text:p text:style-name="P7">∙ Source Control, Git, SVN, and<office:annotation><dc:date>2011-08-06T10:16:53</dc:date><text:p>&lt;!--l. 77--&gt;</text:p></office:annotation> <text:bookmark text:name="TBL-6-8-3"/></text:p>
          </table:table-cell>
          <table:table-cell table:style-name="Table6.A1" office:value-type="string">
            <text:p text:style-name="P7">∙ Build Tools Make, CMake and<office:annotation><dc:date>2011-08-06T10:16:53</dc:date><text:p>&lt;!--l. 78--&gt;</text:p></office:annotation> <text:bookmark text:name="TBL-6-9-"/><text:bookmark text:name="TBL-6-9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8--&gt;</text:p></office:annotation> <text:bookmark text:name="TBL-6-9-2"/></text:p>
          </table:table-cell>
          <table:table-cell table:style-name="Table6.A1" office:value-type="string">
            <text:p text:style-name="P7">   CVS<office:annotation><dc:date>2011-08-06T10:16:53</dc:date><text:p>&lt;!--l. 78--&gt;</text:p></office:annotation> <text:bookmark text:name="TBL-6-9-3"/></text:p>
          </table:table-cell>
          <table:table-cell table:style-name="Table6.A1" office:value-type="string">
            <text:p text:style-name="P7">   Autoconf<office:annotation><dc:date>2011-08-06T10:16:53</dc:date><text:p>&lt;!--l. 79--&gt;</text:p></office:annotation> <text:bookmark text:name="TBL-6-10-"/><text:bookmark text:name="TBL-6-10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79--&gt;</text:p></office:annotation> <text:bookmark text:name="TBL-6-10-2"/></text:p>
          </table:table-cell>
          <table:table-cell table:style-name="Table6.A1" office:value-type="string">
            <text:p text:style-name="P7">∙ Debuggers/GDB<office:annotation><dc:date>2011-08-06T10:16:53</dc:date><text:p>&lt;!--l. 79--&gt;</text:p></office:annotation> <text:bookmark text:name="TBL-6-10-3"/></text:p>
          </table:table-cell>
          <table:table-cell table:style-name="Table6.A1" office:value-type="string">
            <text:p text:style-name="P7">∙ Optimizing/gprof/valgrind<office:annotation><dc:date>2011-08-06T10:16:53</dc:date><text:p>&lt;!--l. 80--&gt;</text:p></office:annotation> <text:bookmark text:name="TBL-6-11-"/><text:bookmark text:name="TBL-6-11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80--&gt;</text:p></office:annotation> <text:bookmark text:name="TBL-6-11-2"/></text:p>
          </table:table-cell>
          <table:table-cell table:style-name="Table6.A1" office:value-type="string">
            <text:p text:style-name="P7">∙ Game Development<office:annotation><dc:date>2011-08-06T10:16:53</dc:date><text:p>&lt;!--l. 80--&gt;</text:p></office:annotation> <text:bookmark text:name="TBL-6-11-3"/></text:p>
          </table:table-cell>
          <table:table-cell table:style-name="Table6.A1" office:value-type="string">
            <text:p text:style-name="P7">∙ Databases/MySQL/SQLite<office:annotation><dc:date>2011-08-06T10:16:53</dc:date><text:p>&lt;!--l. 81--&gt;</text:p></office:annotation> <text:bookmark text:name="TBL-6-12-"/><text:bookmark text:name="TBL-6-12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81--&gt;</text:p></office:annotation> <text:bookmark text:name="TBL-6-12-2"/></text:p>
          </table:table-cell>
          <table:table-cell table:style-name="Table6.A1" office:value-type="string">
            <text:p text:style-name="P7">∙ Lab Management, Radmind and<office:annotation><dc:date>2011-08-06T10:16:53</dc:date><text:p>&lt;!--l. 81--&gt;</text:p></office:annotation> <text:bookmark text:name="TBL-6-12-3"/></text:p>
          </table:table-cell>
          <table:table-cell table:style-name="Table6.A1" office:value-type="string">
            <text:p text:style-name="P7">∙ Teaching and Tutoring<office:annotation><dc:date>2011-08-06T10:16:53</dc:date><text:p>&lt;!--l. 81--&gt;</text:p></office:annotation> <text:bookmark text:name="TBL-6-13-"/><text:bookmark text:name="TBL-6-13-1"/></text:p>
          </table:table-cell>
        </table:table-row>
        <table:table-row>
          <table:table-cell table:style-name="Table6.A1" office:value-type="string">
            <text:p text:style-name="P7">  <office:annotation><dc:date>2011-08-06T10:16:53</dc:date><text:p>&lt;!--l. 82--&gt;</text:p></office:annotation> <text:bookmark text:name="TBL-6-13-2"/></text:p>
          </table:table-cell>
          <table:table-cell table:style-name="Table6.A1" office:value-type="string">
            <text:p text:style-name="P7">   Apple Remote Desktop<office:annotation><dc:date>2011-08-06T10:16:53</dc:date><text:p>&lt;!--l. 82--&gt;</text:p></office:annotation> <text:bookmark text:name="TBL-6-13-3"/></text:p>
          </table:table-cell>
          <table:table-cell table:style-name="Table6.A1" office:value-type="string">
            <text:p text:style-name="P7">∙ Apple OS X<office:annotation><dc:date>2011-08-06T10:16:53</dc:date><text:p>&lt;!--l. 83--&gt;</text:p></office:annotation> <text:bookmark text:name="TBL-6-14-"/><text:bookmark text:name="TBL-6-14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83--&gt;</text:p></office:annotation> <text:bookmark text:name="TBL-6-14-2"/></text:p>
          </table:table-cell>
          <table:table-cell table:style-name="Table6.A1" office:value-type="string">
            <text:p text:style-name="P7">∙ PC and Apple Hardware<office:annotation><dc:date>2011-08-06T10:16:53</dc:date><text:p>&lt;!--l. 83--&gt;</text:p></office:annotation> <text:bookmark text:name="TBL-6-14-3"/></text:p>
          </table:table-cell>
          <table:table-cell table:style-name="Table6.A1" office:value-type="string">
            <text:p text:style-name="P7">∙ Computer Set-up and Install<office:annotation><dc:date>2011-08-06T10:16:53</dc:date><text:p>&lt;!--l. 84--&gt;</text:p></office:annotation> <text:bookmark text:name="TBL-6-15-"/><text:bookmark text:name="TBL-6-15-1"/></text:p>
          </table:table-cell>
        </table:table-row>
        <table:table-row>
          <table:table-cell table:style-name="Table6.A1" office:value-type="string">
            <text:p text:style-name="P7"> <office:annotation><dc:date>2011-08-06T10:16:53</dc:date><text:p>&lt;!--l. 84--&gt;</text:p></office:annotation> <text:bookmark text:name="TBL-6-15-2"/></text:p>
          </table:table-cell>
          <table:table-cell table:style-name="Table6.A1" office:value-type="string">
            <text:p text:style-name="P7">∙ Server Set-up and Maintenance<office:annotation><dc:date>2011-08-06T10:16:53</dc:date><text:p>&lt;!--l. 84--&gt;</text:p></office:annotation> <text:bookmark text:name="TBL-6-15-3"/></text:p>
          </table:table-cell>
          <table:table-cell table:style-name="Table6.A1" office:value-type="string">
            <text:p text:style-name="P7">∙ Industrial Robotics<office:annotation><dc:date>2011-08-06T10:16:53</dc:date><text:p>&lt;!--l. 85--&gt;</text:p></office:annotation> <text:bookmark text:name="TBL-6-16-"/><text:bookmark text:name="TBL-6-16-1"/></text:p>
          </table:table-cell>
        </table:table-row>
        <text:soft-page-break/>
        <table:table-row>
          <table:table-cell table:style-name="Table6.A1" office:value-type="string">
            <text:p text:style-name="P7"> <office:annotation><dc:date>2011-08-06T10:16:53</dc:date><text:p>&lt;!--l. 85--&gt;</text:p></office:annotation> <text:bookmark text:name="TBL-6-16-2"/></text:p>
          </table:table-cell>
          <table:table-cell table:style-name="Table6.A1" office:value-type="string">
            <text:p text:style-name="P7">∙ Manufacturing Cell Maintenance<office:annotation><dc:date>2011-08-06T10:16:53</dc:date><text:p>&lt;!--l. 85--&gt;</text:p></office:annotation> <text:bookmark text:name="TBL-6-16-3"/></text:p>
          </table:table-cell>
          <table:table-cell table:style-name="Table6.A1" office:value-type="string">
            <text:p text:style-name="P7">∙ Welding Systems<office:annotation><dc:date>2011-08-06T10:16:53</dc:date><text:p>&lt;!--l. 87--&gt;</text:p></office:annotation> <text:bookmark text:name="TBL-6-17-"/><text:bookmark text:name="TBL-6-17-1"/></text:p>
          </table:table-cell>
        </table:table-row>
        <table:table-row>
          <table:table-cell table:style-name="Table6.A1" office:value-type="string">
            <text:p text:style-name="P6"><text:bookmark text:name="TBL-6-18-"/><text:bookmark text:name="TBL-6-18-1"/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6.A1" office:value-type="string">
            <text:p text:style-name="P2"/>
          </table:table-cell>
          <table:table-cell table:number-columns-spanned="2" office:value-type="string">
            <text:p text:style-name="P2"/>
          </table:table-cell>
          <table:covered-table-cell/>
        </table:table-row>
      </table:table>
      <text:p text:style-name="P4"><text:bookmark text:name="TBL-7"/><text:bookmark text:name="TBL-7-1g"/><text:bookmark text:name="TBL-7-1"/><text:bookmark text:name="TBL-7-2"/><text:bookmark text:name="TBL-7-3"/><text:bookmark text:name="TBL-7-1-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<text:bookmark text:name="TBL-7-1-1"/><text:span text:style-name="T1"><office:annotation><dc:date>2011-08-06T10:16:53</dc:date><text:p>&lt;!--l. 90--&gt;</text:p></office:annotation></text:span><text:span text:style-name="T1">Experience</text:span><text:span text:style-name="T1"><office:annotation><dc:date>2011-08-06T10:16:53</dc:date><text:p>&lt;!--l. 91--&gt;</text:p></office:annotation></text:span> <text:bookmark text:name="TBL-7-1-2"/></text:p>
          </table:table-cell>
          <table:table-cell table:style-name="Table7.A1" office:value-type="string">
            <text:p text:style-name="P7">Graduate Assistant/Lab Manager <text:bookmark text:name="TBL-7-1-3"/></text:p>
          </table:table-cell>
          <table:table-cell table:style-name="Table7.A1" office:value-type="string">
            <text:p text:style-name="P1"> <office:annotation><dc:date>2011-08-06T10:16:53</dc:date><text:p>&lt;!--l. 92--&gt;</text:p></office:annotation> <text:bookmark text:name="TBL-7-2-"/><text:bookmark text:name="TBL-7-2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2--&gt;</text:p></office:annotation> <text:bookmark text:name="TBL-7-2-2"/></text:p>
          </table:table-cell>
          <table:table-cell table:style-name="Table7.A1" office:value-type="string">
            <text:p text:style-name="P7"><text:span text:style-name="T1">Eastern Michigan University Computer Science Dept.</text:span> <text:bookmark text:name="TBL-7-2-3"/></text:p>
          </table:table-cell>
          <table:table-cell table:style-name="Table7.A1" office:value-type="string">
            <text:p text:style-name="P1">2009 - Current<office:annotation><dc:date>2011-08-06T10:16:53</dc:date><text:p>&lt;!--l. 93--&gt;</text:p></office:annotation> <text:bookmark text:name="TBL-7-3-"/><text:bookmark text:name="TBL-7-3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3--&gt;</text:p></office:annotation> <text:bookmark text:name="TBL-7-3-2"/></text:p>
          </table:table-cell>
          <table:table-cell table:style-name="Table7.A1" office:value-type="string">
            <text:p text:style-name="P7">507 Pray Harrold, Ypsilanti, MI 48197  734.487.1063 <text:bookmark text:name="TBL-7-3-3"/></text:p>
          </table:table-cell>
          <table:table-cell table:style-name="Table7.A1" office:value-type="string">
            <text:p text:style-name="P1"> <office:annotation><dc:date>2011-08-06T10:16:53</dc:date><text:p>&lt;!--l. 94--&gt;</text:p></office:annotation> <text:bookmark text:name="TBL-7-4-"/><text:bookmark text:name="TBL-7-4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4--&gt;</text:p></office:annotation> <text:bookmark text:name="TBL-7-4-2"/></text:p>
          </table:table-cell>
          <table:table-cell table:style-name="Table7.A1" office:value-type="string">
            <text:p text:style-name="P7">∙ Lab Management with Radmind and ARD <text:bookmark text:name="TBL-7-4-3"/></text:p>
          </table:table-cell>
          <table:table-cell table:style-name="Table7.A1" office:value-type="string">
            <text:p text:style-name="P1"> <office:annotation><dc:date>2011-08-06T10:16:53</dc:date><text:p>&lt;!--l. 95--&gt;</text:p></office:annotation> <text:bookmark text:name="TBL-7-5-"/><text:bookmark text:name="TBL-7-5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5--&gt;</text:p></office:annotation> <text:bookmark text:name="TBL-7-5-2"/></text:p>
          </table:table-cell>
          <table:table-cell table:style-name="Table7.A1" office:value-type="string">
            <text:p text:style-name="P7">∙ OS X and Debian Server Set-up and Maintenance <text:bookmark text:name="TBL-7-5-3"/></text:p>
          </table:table-cell>
          <table:table-cell table:style-name="Table7.A1" office:value-type="string">
            <text:p text:style-name="P1"> <office:annotation><dc:date>2011-08-06T10:16:53</dc:date><text:p>&lt;!--l. 96--&gt;</text:p></office:annotation> <text:bookmark text:name="TBL-7-6-"/><text:bookmark text:name="TBL-7-6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6--&gt;</text:p></office:annotation> <text:bookmark text:name="TBL-7-6-2"/></text:p>
          </table:table-cell>
          <table:table-cell table:style-name="Table7.A1" office:value-type="string">
            <text:p text:style-name="P7">∙ Open Directory <text:bookmark text:name="TBL-7-6-3"/></text:p>
          </table:table-cell>
          <table:table-cell table:style-name="Table7.A1" office:value-type="string">
            <text:p text:style-name="P1"> <office:annotation><dc:date>2011-08-06T10:16:53</dc:date><text:p>&lt;!--l. 97--&gt;</text:p></office:annotation> <text:bookmark text:name="TBL-7-7-"/><text:bookmark text:name="TBL-7-7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97--&gt;</text:p></office:annotation> <text:bookmark text:name="TBL-7-7-2"/></text:p>
          </table:table-cell>
          <table:table-cell table:style-name="Table7.A1" office:value-type="string">
            <text:p text:style-name="P7">∙ Lab Assistance and Java Tutor <text:bookmark text:name="TBL-7-7-3"/></text:p>
          </table:table-cell>
          <table:table-cell table:style-name="Table7.A1" office:value-type="string">
            <text:p text:style-name="P1"> <office:annotation><dc:date>2011-08-06T10:16:53</dc:date><text:p>&lt;!--l. 99--&gt;</text:p></office:annotation> <text:bookmark text:name="TBL-7-8-"/><text:bookmark text:name="TBL-7-8-1"/></text:p>
          </table:table-cell>
        </table:table-row>
        <table:table-row>
          <table:table-cell table:style-name="Table7.A1" office:value-type="string">
            <text:p text:style-name="P6"><text:bookmark text:name="TBL-7-9-"/><text:bookmark text:name="TBL-7-9-1"/><office:annotation><dc:date>2011-08-06T10:16:53</dc:date><text:p>&lt;!--l. 99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7.A1" office:value-type="string">
            <text:p text:style-name="P7"> <office:annotation><dc:date>2011-08-06T10:16:53</dc:date><text:p>&lt;!--l. 99--&gt;</text:p></office:annotation> <text:bookmark text:name="TBL-7-9-2"/></text:p>
          </table:table-cell>
          <table:table-cell table:style-name="Table7.A1" office:value-type="string">
            <text:p text:style-name="P7">Student Temporary Programmer <text:bookmark text:name="TBL-7-9-3"/></text:p>
          </table:table-cell>
          <table:table-cell table:style-name="Table7.A1" office:value-type="string">
            <text:p text:style-name="P1"> <office:annotation><dc:date>2011-08-06T10:16:53</dc:date><text:p>&lt;!--l. 100--&gt;</text:p></office:annotation> <text:bookmark text:name="TBL-7-10-"/><text:bookmark text:name="TBL-7-10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0--&gt;</text:p></office:annotation> <text:bookmark text:name="TBL-7-10-2"/></text:p>
          </table:table-cell>
          <table:table-cell table:style-name="Table7.A1" office:value-type="string">
            <text:p text:style-name="P7"><text:span text:style-name="T1">University of Michigan</text:span> <text:bookmark text:name="TBL-7-10-3"/></text:p>
          </table:table-cell>
          <table:table-cell table:style-name="Table7.A1" office:value-type="string">
            <text:p text:style-name="P1">2009 - 2010<office:annotation><dc:date>2011-08-06T10:16:53</dc:date><text:p>&lt;!--l. 101--&gt;</text:p></office:annotation> <text:bookmark text:name="TBL-7-11-"/><text:bookmark text:name="TBL-7-11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1--&gt;</text:p></office:annotation> <text:bookmark text:name="TBL-7-11-2"/></text:p>
          </table:table-cell>
          <table:table-cell table:style-name="Table7.A1" office:value-type="string">
            <text:p text:style-name="P7">4251 Plymouth Rd, Ann Arbor, MI 48105  734.615.2300 <text:bookmark text:name="TBL-7-11-3"/></text:p>
          </table:table-cell>
          <table:table-cell table:style-name="Table7.A1" office:value-type="string">
            <text:p text:style-name="P1"> <office:annotation><dc:date>2011-08-06T10:16:53</dc:date><text:p>&lt;!--l. 102--&gt;</text:p></office:annotation> <text:bookmark text:name="TBL-7-12-"/><text:bookmark text:name="TBL-7-12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2--&gt;</text:p></office:annotation> <text:bookmark text:name="TBL-7-12-2"/></text:p>
          </table:table-cell>
          <table:table-cell table:style-name="Table7.A1" office:value-type="string">
            <text:p text:style-name="P7">∙ AFS Cell Support Programmer <text:bookmark text:name="TBL-7-12-3"/></text:p>
          </table:table-cell>
          <table:table-cell table:style-name="Table7.A1" office:value-type="string">
            <text:p text:style-name="P1"> <office:annotation><dc:date>2011-08-06T10:16:53</dc:date><text:p>&lt;!--l. 103--&gt;</text:p></office:annotation> <text:bookmark text:name="TBL-7-13-"/><text:bookmark text:name="TBL-7-13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3--&gt;</text:p></office:annotation> <text:bookmark text:name="TBL-7-13-2"/></text:p>
          </table:table-cell>
          <table:table-cell table:style-name="Table7.A1" office:value-type="string">
            <text:p text:style-name="P7">∙ Kerberos Support Programmer <text:bookmark text:name="TBL-7-13-3"/></text:p>
          </table:table-cell>
          <table:table-cell table:style-name="Table7.A1" office:value-type="string">
            <text:p text:style-name="P1"> <office:annotation><dc:date>2011-08-06T10:16:53</dc:date><text:p>&lt;!--l. 104--&gt;</text:p></office:annotation> <text:bookmark text:name="TBL-7-14-"/><text:bookmark text:name="TBL-7-14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4--&gt;</text:p></office:annotation> <text:bookmark text:name="TBL-7-14-2"/></text:p>
          </table:table-cell>
          <table:table-cell table:style-name="Table7.A1" office:value-type="string">
            <text:p text:style-name="P7">∙ Web Team Support Programmer <text:bookmark text:name="TBL-7-14-3"/></text:p>
          </table:table-cell>
          <table:table-cell table:style-name="Table7.A1" office:value-type="string">
            <text:p text:style-name="P1"> <office:annotation><dc:date>2011-08-06T10:16:53</dc:date><text:p>&lt;!--l. 105--&gt;</text:p></office:annotation> <text:bookmark text:name="TBL-7-15-"/><text:bookmark text:name="TBL-7-15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5--&gt;</text:p></office:annotation> <text:bookmark text:name="TBL-7-15-2"/></text:p>
          </table:table-cell>
          <table:table-cell table:style-name="Table7.A1" office:value-type="string">
            <text:p text:style-name="P7">∙ Server Scripting with Perl and C <text:bookmark text:name="TBL-7-15-3"/></text:p>
          </table:table-cell>
          <table:table-cell table:style-name="Table7.A1" office:value-type="string">
            <text:p text:style-name="P1"> <office:annotation><dc:date>2011-08-06T10:16:53</dc:date><text:p>&lt;!--l. 107--&gt;</text:p></office:annotation> <text:bookmark text:name="TBL-7-16-"/><text:bookmark text:name="TBL-7-16-1"/></text:p>
          </table:table-cell>
        </table:table-row>
        <table:table-row>
          <table:table-cell table:style-name="Table7.A1" office:value-type="string">
            <text:p text:style-name="P6"><text:bookmark text:name="TBL-7-17-"/><text:bookmark text:name="TBL-7-17-1"/><office:annotation><dc:date>2011-08-06T10:16:53</dc:date><text:p>&lt;!--l. 107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7.A1" office:value-type="string">
            <text:p text:style-name="P7"> <text:bookmark text:name="TBL-7-17-2"/><office:annotation><dc:date>2011-08-06T10:16:53</dc:date><text:p>&lt;!--l. 107--&gt;</text:p></office:annotation></text:p>
          </table:table-cell>
          <table:table-cell table:style-name="Table7.A1" office:value-type="string">
            <text:p text:style-name="P7">Quality Assurance <text:bookmark text:name="TBL-7-17-3"/></text:p>
          </table:table-cell>
          <table:table-cell table:style-name="Table7.A1" office:value-type="string">
            <text:p text:style-name="P1"> <office:annotation><dc:date>2011-08-06T10:16:53</dc:date><text:p>&lt;!--l. 108--&gt;</text:p></office:annotation> <text:bookmark text:name="TBL-7-18-"/><text:bookmark text:name="TBL-7-18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8--&gt;</text:p></office:annotation> <text:bookmark text:name="TBL-7-18-2"/></text:p>
          </table:table-cell>
          <table:table-cell table:style-name="Table7.A1" office:value-type="string">
            <text:p text:style-name="P7"><text:span text:style-name="T1">Kelly Services</text:span> <text:bookmark text:name="TBL-7-18-3"/></text:p>
          </table:table-cell>
          <table:table-cell table:style-name="Table7.A1" office:value-type="string">
            <text:p text:style-name="P1">2006 - 2008<office:annotation><dc:date>2011-08-06T10:16:53</dc:date><text:p>&lt;!--l. 109--&gt;</text:p></office:annotation> <text:bookmark text:name="TBL-7-19-"/><text:bookmark text:name="TBL-7-19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09--&gt;</text:p></office:annotation> <text:bookmark text:name="TBL-7-19-2"/></text:p>
          </table:table-cell>
          <table:table-cell table:style-name="Table7.A1" office:value-type="string">
            <text:p text:style-name="P7">508 Grand River #300 Brighton, MI 48116  810.227.2034 <text:bookmark text:name="TBL-7-19-3"/></text:p>
          </table:table-cell>
          <table:table-cell table:style-name="Table7.A1" office:value-type="string">
            <text:p text:style-name="P1"> <office:annotation><dc:date>2011-08-06T10:16:53</dc:date><text:p>&lt;!--l. 110--&gt;</text:p></office:annotation> <text:bookmark text:name="TBL-7-20-"/><text:bookmark text:name="TBL-7-20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0--&gt;</text:p></office:annotation> <text:bookmark text:name="TBL-7-20-2"/></text:p>
          </table:table-cell>
          <table:table-cell table:style-name="Table7.A1" office:value-type="string">
            <text:p text:style-name="P7">∙ Manufacturing Quality Assurance <text:bookmark text:name="TBL-7-20-3"/></text:p>
          </table:table-cell>
          <table:table-cell table:style-name="Table7.A1" office:value-type="string">
            <text:p text:style-name="P1"> <office:annotation><dc:date>2011-08-06T10:16:53</dc:date><text:p>&lt;!--l. 112--&gt;</text:p></office:annotation> <text:bookmark text:name="TBL-7-21-"/><text:bookmark text:name="TBL-7-21-1"/></text:p>
          </table:table-cell>
        </table:table-row>
        <table:table-row>
          <table:table-cell table:style-name="Table7.A1" office:value-type="string">
            <text:p text:style-name="P6"><text:bookmark text:name="TBL-7-22-"/><text:bookmark text:name="TBL-7-22-1"/><office:annotation><dc:date>2011-08-06T10:16:53</dc:date><text:p>&lt;!--l. 112--&gt;</text:p></office:annotation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7.A1" office:value-type="string">
            <text:p text:style-name="P7"> <text:bookmark text:name="TBL-7-22-2"/><office:annotation><dc:date>2011-08-06T10:16:53</dc:date><text:p>&lt;!--l. 112--&gt;</text:p></office:annotation></text:p>
          </table:table-cell>
          <table:table-cell table:style-name="Table7.A1" office:value-type="string">
            <text:p text:style-name="P7">Maintenance Technician <text:bookmark text:name="TBL-7-22-3"/></text:p>
          </table:table-cell>
          <table:table-cell table:style-name="Table7.A1" office:value-type="string">
            <text:p text:style-name="P1"> <office:annotation><dc:date>2011-08-06T10:16:53</dc:date><text:p>&lt;!--l. 113--&gt;</text:p></office:annotation> <text:bookmark text:name="TBL-7-23-"/><text:bookmark text:name="TBL-7-23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3--&gt;</text:p></office:annotation> <text:bookmark text:name="TBL-7-23-2"/></text:p>
          </table:table-cell>
          <table:table-cell table:style-name="Table7.A1" office:value-type="string">
            <text:p text:style-name="P7"><text:span text:style-name="T1">Hatch Stamping</text:span> <text:bookmark text:name="TBL-7-23-3"/></text:p>
          </table:table-cell>
          <table:table-cell table:style-name="Table7.A1" office:value-type="string">
            <text:p text:style-name="P1">2004 - 2005<office:annotation><dc:date>2011-08-06T10:16:53</dc:date><text:p>&lt;!--l. 114--&gt;</text:p></office:annotation> <text:bookmark text:name="TBL-7-24-"/><text:bookmark text:name="TBL-7-24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4--&gt;</text:p></office:annotation> <text:bookmark text:name="TBL-7-24-2"/></text:p>
          </table:table-cell>
          <table:table-cell table:style-name="Table7.A1" office:value-type="string">
            <text:p text:style-name="P7">635 E Industrial Dr. Chelsea, MI 48118  734.475.8628 <text:bookmark text:name="TBL-7-24-3"/></text:p>
          </table:table-cell>
          <table:table-cell table:style-name="Table7.A1" office:value-type="string">
            <text:p text:style-name="P1"> <office:annotation><dc:date>2011-08-06T10:16:53</dc:date><text:p>&lt;!--l. 115--&gt;</text:p></office:annotation> <text:bookmark text:name="TBL-7-25-"/><text:bookmark text:name="TBL-7-25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5--&gt;</text:p></office:annotation> <text:bookmark text:name="TBL-7-25-2"/></text:p>
          </table:table-cell>
          <table:table-cell table:style-name="Table7.A1" office:value-type="string">
            <text:p text:style-name="P7">∙ Robot Controller Programming <text:bookmark text:name="TBL-7-25-3"/></text:p>
          </table:table-cell>
          <table:table-cell table:style-name="Table7.A1" office:value-type="string">
            <text:p text:style-name="P1"> <office:annotation><dc:date>2011-08-06T10:16:53</dc:date><text:p>&lt;!--l. 116--&gt;</text:p></office:annotation> <text:bookmark text:name="TBL-7-26-"/><text:bookmark text:name="TBL-7-26-1"/></text:p>
          </table:table-cell>
        </table:table-row>
        <text:soft-page-break/>
        <table:table-row>
          <table:table-cell table:style-name="Table7.A1" office:value-type="string">
            <text:p text:style-name="P7"> <office:annotation><dc:date>2011-08-06T10:16:53</dc:date><text:p>&lt;!--l. 116--&gt;</text:p></office:annotation> <text:bookmark text:name="TBL-7-26-2"/></text:p>
          </table:table-cell>
          <table:table-cell table:style-name="Table7.A1" office:value-type="string">
            <text:p text:style-name="P7">∙ PLC Programming <text:bookmark text:name="TBL-7-26-3"/></text:p>
          </table:table-cell>
          <table:table-cell table:style-name="Table7.A1" office:value-type="string">
            <text:p text:style-name="P1"> <office:annotation><dc:date>2011-08-06T10:16:53</dc:date><text:p>&lt;!--l. 117--&gt;</text:p></office:annotation> <text:bookmark text:name="TBL-7-27-"/><text:bookmark text:name="TBL-7-27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7--&gt;</text:p></office:annotation> <text:bookmark text:name="TBL-7-27-2"/></text:p>
          </table:table-cell>
          <table:table-cell table:style-name="Table7.A1" office:value-type="string">
            <text:p text:style-name="P7">∙ Vision System Programming <text:bookmark text:name="TBL-7-27-3"/></text:p>
          </table:table-cell>
          <table:table-cell table:style-name="Table7.A1" office:value-type="string">
            <text:p text:style-name="P1"> <office:annotation><dc:date>2011-08-06T10:16:53</dc:date><text:p>&lt;!--l. 118--&gt;</text:p></office:annotation> <text:bookmark text:name="TBL-7-28-"/><text:bookmark text:name="TBL-7-28-1"/></text:p>
          </table:table-cell>
        </table:table-row>
        <table:table-row>
          <table:table-cell table:style-name="Table7.A1" office:value-type="string">
            <text:p text:style-name="P7"> <office:annotation><dc:date>2011-08-06T10:16:53</dc:date><text:p>&lt;!--l. 118--&gt;</text:p></office:annotation> <text:bookmark text:name="TBL-7-28-2"/></text:p>
          </table:table-cell>
          <table:table-cell table:style-name="Table7.A1" office:value-type="string">
            <text:p text:style-name="P7">∙ Industrial Cell Maintenance <text:bookmark text:name="TBL-7-28-3"/></text:p>
          </table:table-cell>
          <table:table-cell table:style-name="Table7.A1" office:value-type="string">
            <text:p text:style-name="P1"> <office:annotation><dc:date>2011-08-06T10:16:53</dc:date><text:p>&lt;!--l. 120--&gt;</text:p></office:annotation> <text:bookmark text:name="TBL-7-29-"/><text:bookmark text:name="TBL-7-29-1"/></text:p>
          </table:table-cell>
        </table:table-row>
        <table:table-row>
          <table:table-cell table:style-name="Table7.A1" office:value-type="string">
            <text:p text:style-name="P6"><text:bookmark text:name="TBL-7-30-"/><text:bookmark text:name="TBL-7-30-1"/></text:p>
          </table:table-cell>
          <table:table-cell table:number-columns-spanned="2" office:value-type="string">
            <text:p text:style-name="P2"/>
          </table:table-cell>
          <table:covered-table-cell/>
        </table:table-row>
        <table:table-row>
          <table:table-cell table:style-name="Table7.A1" office:value-type="string">
            <text:p text:style-name="P2"/>
          </table:table-cell>
          <table:table-cell table:number-columns-spanned="2" office:value-type="string">
            <text:p text:style-name="P2"/>
          </table:table-cell>
          <table:covered-table-cell/>
        </table:table-row>
      </table:table>
      <text:p text:style-name="P4"><text:bookmark text:name="TBL-8"/><text:bookmark text:name="TBL-8-1g"/><text:bookmark text:name="TBL-8-1"/><text:bookmark text:name="TBL-8-2"/><text:bookmark text:name="TBL-8-1-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<text:bookmark text:name="TBL-8-1-1"/><office:annotation><dc:date>2011-08-06T10:16:53</dc:date><text:p>&lt;!--l. 123--&gt;</text:p></office:annotation>   <text:span text:style-name="T1">Awards</text:span><text:span text:style-name="T1"><office:annotation><dc:date>2011-08-06T10:16:53</dc:date><text:p>&lt;!--l. 123--&gt;</text:p></office:annotation></text:span> <text:bookmark text:name="TBL-8-1-2"/></text:p>
          </table:table-cell>
          <table:table-cell table:style-name="Table8.A1" office:value-type="string">
            <text:p text:style-name="P7">Ludum Dare Gold Medal<office:annotation><dc:date>2011-08-06T10:16:53</dc:date><text:p>&lt;!--l. 124--&gt;</text:p></office:annotation> <text:bookmark text:name="TBL-8-2-"/><text:bookmark text:name="TBL-8-2-1"/></text:p>
          </table:table-cell>
        </table:table-row>
        <table:table-row>
          <table:table-cell table:style-name="Table8.A1" office:value-type="string">
            <text:p text:style-name="P7">       <text:span text:style-name="T1">and</text:span><text:span text:style-name="T1"><office:annotation><dc:date>2011-08-06T10:16:53</dc:date><text:p>&lt;!--l. 124--&gt;</text:p></office:annotation></text:span> <text:bookmark text:name="TBL-8-2-2"/></text:p>
          </table:table-cell>
          <table:table-cell table:style-name="Table8.A1" office:value-type="string">
            <text:p text:style-name="P7">2010 EMU Graduate Symposium - GLIF: Graphics Language Instruction Flow<office:annotation><dc:date>2011-08-06T10:16:53</dc:date><text:p>&lt;!--l. 125--&gt;</text:p></office:annotation> <text:bookmark text:name="TBL-8-3-"/><text:bookmark text:name="TBL-8-3-1"/></text:p>
          </table:table-cell>
        </table:table-row>
        <table:table-row>
          <table:table-cell table:style-name="Table8.A1" office:value-type="string">
            <text:p text:style-name="P7"><text:span text:style-name="T1">Recognition</text:span><text:span text:style-name="T1"><office:annotation><dc:date>2011-08-06T10:16:53</dc:date><text:p>&lt;!--l. 125--&gt;</text:p></office:annotation></text:span> <text:bookmark text:name="TBL-8-3-2"/></text:p>
          </table:table-cell>
          <table:table-cell table:style-name="Table8.A1" office:value-type="string">
            <text:p text:style-name="P7">2009 EMU Undergraduate Symposium - Reactive Vision Based Navigation in<office:annotation><dc:date>2011-08-06T10:16:53</dc:date><text:p>&lt;!--l. 126--&gt;</text:p></office:annotation> <text:bookmark text:name="TBL-8-4-"/><text:bookmark text:name="TBL-8-4-1"/></text:p>
          </table:table-cell>
        </table:table-row>
        <table:table-row>
          <table:table-cell table:style-name="Table8.A1" office:value-type="string">
            <text:p text:style-name="P7"> <office:annotation><dc:date>2011-08-06T10:16:53</dc:date><text:p>&lt;!--l. 126--&gt;</text:p></office:annotation> <text:bookmark text:name="TBL-8-4-2"/></text:p>
          </table:table-cell>
          <table:table-cell table:style-name="Table8.A1" office:value-type="string">
            <text:p text:style-name="P7">     Autonomous Robotic Vehicles<office:annotation><dc:date>2011-08-06T10:16:53</dc:date><text:p>&lt;!--l. 127--&gt;</text:p></office:annotation> <text:bookmark text:name="TBL-8-5-"/><text:bookmark text:name="TBL-8-5-1"/></text:p>
          </table:table-cell>
        </table:table-row>
        <table:table-row>
          <table:table-cell table:style-name="Table8.A1" office:value-type="string">
            <text:p text:style-name="P7"> <office:annotation><dc:date>2011-08-06T10:16:53</dc:date><text:p>&lt;!--l. 127--&gt;</text:p></office:annotation> <text:bookmark text:name="TBL-8-5-2"/></text:p>
          </table:table-cell>
          <table:table-cell table:style-name="Table8.A1" office:value-type="string">
            <text:p text:style-name="P7">2007 ACM Programming Competition<text:bookmark text:name="TBL-8-6-"/><text:bookmark text:name="TBL-8-6-1"/><office:annotation><dc:date>2011-08-06T10:16:53</dc:date><text:p>&lt;!--l. 128--&gt;</text:p></office:annotation></text:p>
          </table:table-cell>
        </table:table-row>
        <table:table-row>
          <table:table-cell table:style-name="Table8.A1" office:value-type="string">
            <text:p text:style-name="P7"> <office:annotation><dc:date>2011-08-06T10:16:53</dc:date><text:p>&lt;!--l. 128--&gt;</text:p></office:annotation> <text:bookmark text:name="TBL-8-6-2"/></text:p>
          </table:table-cell>
          <table:table-cell table:style-name="Table8.A1" office:value-type="string">
            <text:p text:style-name="P7">2005 ACM Programming Competition <text:bookmark text:name="TBL-8-7-"/><text:bookmark text:name="TBL-8-7-1"/></text:p>
          </table:table-cell>
        </table:table-row>
        <table:table-row>
          <table:table-cell table:style-name="Table8.A1"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.noindent" style:display-name="Text body.noindent" style:family="paragraph" style:parent-style-name="Text_20_body"/>
    <style:style style:name="Table_20_Contents.noindent" style:display-name="Table Contents.noindent" style:family="paragraph" style:parent-style-name="Table_20_Contents"/>
    <style:style style:name="Text_20_body.nopar" style:display-name="Text body.nopar" style:family="paragraph" style:parent-style-name="Text_20_body"/>
    <style:style style:name="Text_20_body.indent" style:display-name="Text body.indent" style:family="paragraph" style:parent-style-name="Text_20_body"/>
    <style:style style:name="Heading_20_1.partHead" style:display-name="Heading 1.partHead" style:family="paragraph" style:parent-style-name="Heading_20_1">
      <style:paragraph-properties fo:text-align="center" style:justify-single-word="false"/>
    </style:style>
    <style:style style:name="Text_20_body.bibitem" style:display-name="Text body.bibitem" style:family="paragraph" style:parent-style-name="Text_20_body"/>
    <style:style style:name="Text_20_body.bibitem-p" style:display-name="Text body.bibitem-p" style:family="paragraph" style:parent-style-name="Text_20_body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2.titleHead" style:display-name="Heading 2.titleHead" style:family="paragraph" style:parent-style-name="Heading_20_2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4" meta:paragraph-count="0" meta:word-count="638" meta:character-count="3455" meta:non-whitespace-character-count="2752"/>
    <meta:generator>LibreOffice/3.4$Unix LibreOffice_project/340m1$Build-12</meta:generator>
    <meta:user-defined meta:name="date">2011-08-06 10:13:00</meta:user-defined>
    <meta:user-defined meta:name="originator">TeX4ht (http://www.cse.ohio-state.edu/~gurari/TeX4ht/)</meta:user-defined>
    <meta:user-defined meta:name="src">resume.tex</meta:user-defined>
  </office:meta>
</office:document-meta>
</file>